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1"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3" style:family="paragraph" style:parent-style-name="Text_20_body">
      <style:paragraph-properties fo:margin-left="1.251cm" fo:margin-right="0cm" fo:text-align="justify" style:justify-single-word="false" fo:text-indent="0cm" style:auto-text-indent="false"/>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text-properties style:font-name="Ubuntu"/>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8"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1" style:family="paragraph" style:parent-style-name="Text_20_body">
      <style:text-properties fo:language="es" fo:country="ES"/>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Ubuntu"/>
    </style:style>
    <style:style style:name="P44" style:family="paragraph" style:parent-style-name="Text_20_body">
      <style:paragraph-properties fo:text-align="justify" style:justify-single-word="false"/>
    </style:style>
    <style:style style:name="P45"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8"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left="0.238cm" fo:margin-right="-0.004cm" fo:orphans="2" fo:widows="2" fo:text-indent="0cm" style:auto-text-indent="false" style:writing-mode="lr-tb"/>
    </style:style>
    <style:style style:name="P50"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1" style:family="paragraph" style:parent-style-name="Text_20_body">
      <style:paragraph-properties fo:margin-left="0.238cm" fo:margin-right="-0.004cm" fo:orphans="2" fo:widows="2" fo:text-indent="0cm" style:auto-text-indent="false" style:writing-mode="lr-tb"/>
      <style:text-properties style:font-name="Ubuntu"/>
    </style:style>
    <style:style style:name="P52"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3"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4" style:family="paragraph" style:parent-style-name="Bibliography_20_Heading">
      <style:text-properties style:text-underline-style="none" fo:font-weight="normal" style:font-weight-asian="normal" style:font-weight-complex="normal"/>
    </style:style>
    <style:style style:name="P55" style:family="paragraph" style:parent-style-name="codigo">
      <style:text-properties fo:language="es" fo:country="ES"/>
    </style:style>
    <style:style style:name="P56" style:family="paragraph" style:parent-style-name="Table_20_Contents">
      <style:paragraph-properties fo:text-align="justify" style:justify-single-word="false"/>
      <style:text-properties style:font-name="Ubuntu"/>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ext-properties fo:language="es" fo:country="ES"/>
    </style:style>
    <style:style style:name="P59" style:family="paragraph" style:parent-style-name="Standard">
      <style:paragraph-properties fo:margin-left="0cm" fo:margin-right="0cm" fo:text-align="justify" style:justify-single-word="false" fo:text-indent="0cm" style:auto-text-indent="false"/>
      <style:text-properties fo:language="es" fo:country="ES"/>
    </style:style>
    <style:style style:name="P60" style:family="paragraph" style:parent-style-name="Standard">
      <style:paragraph-properties fo:margin-left="0cm" fo:margin-right="0cm" fo:text-indent="0cm" style:auto-text-indent="false"/>
      <style:text-properties fo:language="es" fo:country="ES" style:language-complex="ar" style:country-complex="SA"/>
    </style:style>
    <style:style style:name="P61" style:family="paragraph" style:parent-style-name="Standard">
      <style:paragraph-properties fo:margin-left="0cm" fo:margin-right="0cm" fo:text-align="justify" style:justify-single-word="false" fo:text-indent="0cm" style:auto-text-indent="false"/>
    </style:style>
    <style:style style:name="P62"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3"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4" style:family="paragraph" style:parent-style-name="Text_20_body">
      <style:paragraph-properties fo:margin-left="0cm" fo:margin-right="0cm" fo:orphans="2" fo:widows="2" fo:text-indent="0cm" style:auto-text-indent="false" style:writing-mode="lr-tb"/>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language="es" fo:country="ES"/>
    </style:style>
    <style:style style:name="P69" style:family="paragraph" style:parent-style-name="Text_20_body">
      <style:paragraph-properties fo:margin-left="0cm" fo:margin-right="0cm" fo:text-align="justify" style:justify-single-word="false" fo:text-indent="0cm" style:auto-text-indent="false"/>
    </style:style>
    <style:style style:name="P70"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1" style:family="paragraph" style:parent-style-name="Text_20_body">
      <style:paragraph-properties fo:margin-left="0cm" fo:margin-right="0cm" fo:text-indent="0.199cm" style:auto-text-indent="false"/>
    </style:style>
    <style:style style:name="P72" style:family="paragraph" style:parent-style-name="Standard">
      <style:paragraph-properties fo:margin-left="1.251cm" fo:margin-right="0cm" fo:text-indent="0.199cm" style:auto-text-indent="false"/>
    </style:style>
    <style:style style:name="P73"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4"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codigo">
      <style:paragraph-properties fo:margin-left="1.251cm" fo:margin-right="0.81cm" fo:text-align="start" style:justify-single-word="false" fo:text-indent="0cm" style:auto-text-indent="false"/>
    </style:style>
    <style:style style:name="P76"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7" style:family="paragraph" style:parent-style-name="Text_20_body">
      <style:paragraph-properties fo:margin-left="-1.251cm" fo:margin-right="0cm" fo:text-indent="0.199cm" style:auto-text-indent="false"/>
    </style:style>
    <style:style style:name="P78" style:family="paragraph" style:parent-style-name="codigo">
      <style:paragraph-properties fo:margin-left="0cm" fo:margin-right="0.81cm" fo:text-indent="0cm" style:auto-text-indent="false"/>
    </style:style>
    <style:style style:name="P79"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0" style:family="paragraph" style:parent-style-name="Text_20_body">
      <style:paragraph-properties fo:margin-left="5.002cm" fo:margin-right="0.81cm" fo:text-align="start" style:justify-single-word="false" fo:text-indent="0cm" style:auto-text-indent="false"/>
    </style:style>
    <style:style style:name="P81" style:family="paragraph" style:parent-style-name="codigo">
      <style:paragraph-properties fo:margin-left="5.002cm" fo:margin-right="0.81cm" fo:text-align="start" style:justify-single-word="false" fo:text-indent="0cm" style:auto-text-indent="false"/>
    </style:style>
    <style:style style:name="P82" style:family="paragraph" style:parent-style-name="Text_20_body" style:list-style-name="L5"/>
    <style:style style:name="P83" style:family="paragraph" style:parent-style-name="Text_20_body" style:list-style-name="L5">
      <style:text-properties style:font-name="Ubuntu"/>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12"/>
    <style:style style:name="P87" style:family="paragraph" style:parent-style-name="Text_20_body" style:list-style-name="L20"/>
    <style:style style:name="P8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9" style:family="paragraph" style:parent-style-name="Text_20_body" style:list-style-name="L21"/>
    <style:style style:name="P90" style:family="paragraph" style:parent-style-name="Text_20_body" style:list-style-name="L25">
      <style:paragraph-properties fo:text-align="justify" style:justify-single-word="false"/>
    </style:style>
    <style:style style:name="P91" style:family="paragraph" style:parent-style-name="Text_20_body" style:list-style-name="L27"/>
    <style:style style:name="P92" style:family="paragraph" style:parent-style-name="Text_20_body" style:list-style-name="L3">
      <style:paragraph-properties fo:margin-left="1.249cm" fo:margin-right="0cm" fo:margin-top="0cm" fo:margin-bottom="0cm" fo:text-indent="0cm" style:auto-text-indent="false"/>
    </style:style>
    <style:style style:name="P9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4" style:family="paragraph" style:parent-style-name="Text_20_body" style:list-style-name="L4">
      <style:paragraph-properties fo:margin-left="-1.251cm" fo:margin-right="0cm" fo:margin-top="0cm" fo:margin-bottom="0cm" fo:text-indent="0.199cm" style:auto-text-indent="false"/>
    </style:style>
    <style:style style:name="P95" style:family="paragraph" style:parent-style-name="Text_20_body">
      <style:paragraph-properties fo:margin-left="-1.251cm" fo:margin-right="0cm" fo:text-indent="0.199cm" style:auto-text-indent="false"/>
    </style:style>
    <style:style style:name="P96" style:family="paragraph" style:parent-style-name="Text_20_body" style:list-style-name="L4">
      <style:paragraph-properties fo:margin-left="-1.251cm" fo:margin-right="0cm" fo:text-indent="0.199cm" style:auto-text-indent="false"/>
    </style:style>
    <style:style style:name="P97" style:family="paragraph" style:parent-style-name="Text_20_body" style:list-style-name="L8">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Text_20_body" style:list-style-name="L14">
      <style:paragraph-properties fo:margin-left="1.251cm" fo:margin-right="0cm" fo:text-indent="0.199cm" style:auto-text-indent="false"/>
    </style:style>
    <style:style style:name="P104"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5"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6"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2"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3" style:family="paragraph" style:parent-style-name="Standard" style:list-style-name="L9">
      <style:text-properties fo:font-weight="bold" style:font-weight-asian="bold" style:font-weight-complex="bold"/>
    </style:style>
    <style:style style:name="P114" style:family="paragraph" style:parent-style-name="Standard" style:list-style-name="L10">
      <style:text-properties fo:font-weight="bold" style:font-weight-asian="bold" style:font-weight-complex="bold"/>
    </style:style>
    <style:style style:name="P115" style:family="paragraph" style:parent-style-name="Standard" style:list-style-name="L19">
      <style:text-properties fo:font-weight="bold" style:font-weight-asian="bold" style:font-weight-complex="bold"/>
    </style:style>
    <style:style style:name="P116" style:family="paragraph" style:parent-style-name="Standard" style:list-style-name="L10"/>
    <style:style style:name="P117" style:family="paragraph" style:parent-style-name="Standard" style:list-style-name="L15"/>
    <style:style style:name="P118" style:family="paragraph" style:parent-style-name="Standard" style:list-style-name="L16"/>
    <style:style style:name="P119" style:family="paragraph" style:parent-style-name="Standard" style:list-style-name="L17"/>
    <style:style style:name="P120" style:family="paragraph" style:parent-style-name="Standard" style:list-style-name="L18"/>
    <style:style style:name="P121" style:family="paragraph" style:parent-style-name="Standard" style:list-style-name="L18">
      <style:text-properties fo:language="es" fo:country="ES" style:language-complex="ar" style:country-complex="SA"/>
    </style:style>
    <style:style style:name="P122" style:family="paragraph" style:parent-style-name="Standard">
      <style:paragraph-properties fo:text-align="justify" style:justify-single-word="false"/>
      <style:text-properties fo:language="es" fo:country="ES"/>
    </style:style>
    <style:style style:name="P123" style:family="paragraph" style:parent-style-name="Standard" style:list-style-name="L26">
      <style:paragraph-properties fo:text-align="justify" style:justify-single-word="false"/>
      <style:text-properties fo:language="es" fo:country="ES"/>
    </style:style>
    <style:style style:name="P124" style:family="paragraph" style:parent-style-name="Standard" style:list-style-name="L19"/>
    <style:style style:name="P125" style:family="paragraph" style:parent-style-name="Standard">
      <style:paragraph-properties fo:text-align="justify" style:justify-single-word="false"/>
    </style:style>
    <style:style style:name="P126" style:family="paragraph" style:parent-style-name="Standard" style:list-style-name="L31"/>
    <style:style style:name="P127" style:family="paragraph" style:parent-style-name="Standard" style:list-style-name="L2">
      <style:paragraph-properties fo:margin-left="1.249cm" fo:margin-right="0cm" fo:text-align="justify" style:justify-single-word="false" fo:text-indent="0cm" style:auto-text-indent="false"/>
    </style:style>
    <style:style style:name="P128" style:family="paragraph" style:parent-style-name="Standard">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0"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1" style:family="paragraph" style:parent-style-name="Standard" style:list-style-name="L30">
      <style:paragraph-properties fo:margin-left="0cm" fo:margin-right="0cm" fo:text-indent="0cm" style:auto-text-indent="false"/>
    </style:style>
    <style:style style:name="P132" style:family="paragraph" style:parent-style-name="Standard" style:list-style-name="L30">
      <style:paragraph-properties fo:margin-left="0cm" fo:margin-right="0cm" fo:text-indent="0cm" style:auto-text-indent="false"/>
      <style:text-properties fo:language="es" fo:country="ES"/>
    </style:style>
    <style:style style:name="P133" style:family="paragraph" style:parent-style-name="Standard">
      <style:paragraph-properties fo:margin-left="0cm" fo:margin-right="0cm" fo:text-align="justify" style:justify-single-word="false" fo:text-indent="0cm" style:auto-text-indent="false"/>
      <style:text-properties fo:language="es" fo:country="ES"/>
    </style:style>
    <style:style style:name="P134" style:family="paragraph" style:parent-style-name="Standard">
      <style:paragraph-properties fo:margin-left="0cm" fo:margin-right="0cm" fo:text-align="justify" style:justify-single-word="false" fo:text-indent="0cm" style:auto-text-indent="false"/>
    </style:style>
    <style:style style:name="P135" style:family="paragraph" style:parent-style-name="Heading_20_1">
      <style:paragraph-properties fo:break-before="page"/>
    </style:style>
    <style:style style:name="P136" style:family="paragraph" style:parent-style-name="Heading_20_2">
      <style:text-properties fo:language="es" fo:country="ES" style:font-name-asian="Times New Roman" style:language-complex="ar" style:country-complex="SA"/>
    </style:style>
    <style:style style:name="P137" style:family="paragraph" style:parent-style-name="Heading_20_2">
      <style:text-properties fo:language="es" fo:country="ES" fo:font-weight="bold" style:font-weight-asian="bold" style:font-weight-complex="bold"/>
    </style:style>
    <style:style style:name="P138" style:family="paragraph" style:parent-style-name="Heading_20_2">
      <style:paragraph-properties fo:margin-left="0cm" fo:margin-right="0cm" fo:text-indent="-0.101cm" style:auto-text-indent="false"/>
    </style:style>
    <style:style style:name="P139" style:family="paragraph" style:parent-style-name="Heading_20_2">
      <style:paragraph-properties fo:margin-left="0cm" fo:margin-right="0cm" fo:text-indent="0.199cm" style:auto-text-indent="false"/>
    </style:style>
    <style:style style:name="P140" style:family="paragraph" style:parent-style-name="Heading_20_2">
      <style:paragraph-properties style:shadow="none" fo:keep-with-next="always" text:number-lines="true" text:line-number="0"/>
      <style:text-properties style:font-name-asian="DejaVu Sans" style:font-name-complex="Lohit Hindi1"/>
    </style:style>
    <style:style style:name="P141" style:family="paragraph" style:parent-style-name="Heading_20_4">
      <style:paragraph-properties text:number-lines="true" text:line-number="0"/>
    </style:style>
    <style:style style:name="P142" style:family="paragraph" style:parent-style-name="Heading_20_3">
      <style:text-properties fo:language="es" fo:country="ES" style:language-complex="ar" style:country-complex="SA"/>
    </style:style>
    <style:style style:name="P143"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4"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5" style:family="paragraph" style:parent-style-name="Quotations" style:list-style-name="L11">
      <style:paragraph-properties fo:text-align="justify" style:justify-single-word="false">
        <style:tab-stops>
          <style:tab-stop style:position="1.453cm"/>
        </style:tab-stops>
      </style:paragraph-properties>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1"><text:a xlink:type="simple" xlink:href="#__RefHeading__1975_954442987" text:style-name="Index_20_Link" text:visited-style-name="Index_20_Link">1 Sistema de paquetes en Debian/Ubuntu<text:tab/>2</text:a></text:p>
          <text:p text:style-name="P152"><text:a xlink:type="simple" xlink:href="#__RefHeading__1977_954442987" text:style-name="Index_20_Link" text:visited-style-name="Index_20_Link">1.1 <text:s/>Paquetes fuente y binarios<text:tab/>2</text:a></text:p>
          <text:p text:style-name="P154"><text:a xlink:type="simple" xlink:href="#__RefHeading__2139_1792442227" text:style-name="Index_20_Link" text:visited-style-name="Index_20_Link">Ventajas del uso de paquetes .deb<text:tab/>3</text:a></text:p>
          <text:p text:style-name="P152"><text:a xlink:type="simple" xlink:href="#__RefHeading__2125_1792442227" text:style-name="Index_20_Link" text:visited-style-name="Index_20_Link">1.2 Nombre y versión de los paquetes<text:tab/>4</text:a></text:p>
          <text:p text:style-name="P152"><text:a xlink:type="simple" xlink:href="#__RefHeading__6557_1792442227" text:style-name="Index_20_Link" text:visited-style-name="Index_20_Link">1.3 Operaciones y estados de paquetes<text:tab/>4</text:a></text:p>
          <text:p text:style-name="P152"><text:a xlink:type="simple" xlink:href="#__RefHeading__2117_1792442227" text:style-name="Index_20_Link" text:visited-style-name="Index_20_Link">1.4 Tipos especiales de paquetes.<text:tab/>5</text:a></text:p>
          <text:p text:style-name="P154"><text:a xlink:type="simple" xlink:href="#__RefHeading__2119_1792442227" text:style-name="Index_20_Link" text:visited-style-name="Index_20_Link">1.4.1 Metapaquetes<text:tab/>5</text:a></text:p>
          <text:p text:style-name="P154"><text:a xlink:type="simple" xlink:href="#__RefHeading__2121_1792442227" text:style-name="Index_20_Link" text:visited-style-name="Index_20_Link">1.4.2 Paquetes virtuales<text:tab/>5</text:a></text:p>
          <text:p text:style-name="P154"><text:a xlink:type="simple" xlink:href="#__RefHeading__2123_1792442227" text:style-name="Index_20_Link" text:visited-style-name="Index_20_Link">1.4.3 Paquetes transicionales o dummy<text:tab/>5</text:a></text:p>
          <text:p text:style-name="P151"><text:a xlink:type="simple" xlink:href="#__RefHeading__1979_954442987" text:style-name="Index_20_Link" text:visited-style-name="Index_20_Link">2 Utilidades de gestión de paquetes.<text:tab/>6</text:a></text:p>
          <text:p text:style-name="P152"><text:a xlink:type="simple" xlink:href="#__RefHeading__2127_1792442227" text:style-name="Index_20_Link" text:visited-style-name="Index_20_Link">2.1 dpkg<text:tab/>7</text:a></text:p>
          <text:p text:style-name="P152"><text:a xlink:type="simple" xlink:href="#__RefHeading__2129_1792442227" text:style-name="Index_20_Link" text:visited-style-name="Index_20_Link">2.2 apt<text:tab/>9</text:a></text:p>
          <text:p text:style-name="P152"><text:a xlink:type="simple" xlink:href="#__RefHeading__2131_1792442227" text:style-name="Index_20_Link" text:visited-style-name="Index_20_Link">2.3 aptitude<text:tab/>10</text:a></text:p>
          <text:p text:style-name="P152"><text:a xlink:type="simple" xlink:href="#__RefHeading__1981_954442987" text:style-name="Index_20_Link" text:visited-style-name="Index_20_Link">2.4 Configuración y ficheros relacionados.<text:tab/>11</text:a></text:p>
          <text:p text:style-name="P153"><text:a xlink:type="simple" xlink:href="#__RefHeading__2133_1792442227" text:style-name="Index_20_Link" text:visited-style-name="Index_20_Link">2.4.1 Archivo sources.list<text:tab/>11</text:a></text:p>
          <text:p text:style-name="P153"><text:a xlink:type="simple" xlink:href="#__RefHeading__6599_1792442227" text:style-name="Index_20_Link" text:visited-style-name="Index_20_Link">2.4.2 Repositorios en Ubuntu<text:tab/>14</text:a></text:p>
          <text:p text:style-name="P153"><text:a xlink:type="simple" xlink:href="#__RefHeading__6612_1792442227" text:style-name="Index_20_Link" text:visited-style-name="Index_20_Link">2.4.3 URIs en Ubuntu<text:tab/>14</text:a></text:p>
          <text:p text:style-name="P153"><text:a xlink:type="simple" xlink:href="#__RefHeading__6614_1792442227" text:style-name="Index_20_Link" text:visited-style-name="Index_20_Link">2.4.4 Distribuciones en Ubuntu<text:tab/>14</text:a></text:p>
          <text:p text:style-name="P153"><text:a xlink:type="simple" xlink:href="#__RefHeading__6616_1792442227" text:style-name="Index_20_Link" text:visited-style-name="Index_20_Link">2.4.5 Secciones en Ubuntu<text:tab/>15</text:a></text:p>
          <text:p text:style-name="P153"><text:a xlink:type="simple" xlink:href="#__RefHeading__2548_1010812929" text:style-name="Index_20_Link" text:visited-style-name="Index_20_Link">2.4.6 Ejemplo sources.list completo en Ubuntu<text:tab/>15</text:a></text:p>
          <text:p text:style-name="P153"><text:a xlink:type="simple" xlink:href="#__RefHeading__2550_1010812929" text:style-name="Index_20_Link" text:visited-style-name="Index_20_Link">Observaciones<text:tab/>16</text:a></text:p>
          <text:p text:style-name="P153"><text:a xlink:type="simple" xlink:href="#__RefHeading__6618_1792442227" text:style-name="Index_20_Link" text:visited-style-name="Index_20_Link">Archivo sources.list en aurex<text:tab/>16</text:a></text:p>
          <text:p text:style-name="P153"><text:a xlink:type="simple" xlink:href="#__RefHeading__2135_1792442227" text:style-name="Index_20_Link" text:visited-style-name="Index_20_Link">Otros ficheros de configuración<text:tab/>17</text:a></text:p>
          <text:p text:style-name="P151"><text:a xlink:type="simple" xlink:href="#__RefHeading__1983_954442987" text:style-name="Index_20_Link" text:visited-style-name="Index_20_Link">3. Debconf y preseed<text:tab/>17</text:a></text:p>
          <text:p text:style-name="P152"><text:a xlink:type="simple" xlink:href="#__RefHeading__2009_954442987" text:style-name="Index_20_Link" text:visited-style-name="Index_20_Link">3.1 <text:s/>Debconf priority y frontend<text:tab/>17</text:a></text:p>
          <text:p text:style-name="P152"><text:a xlink:type="simple" xlink:href="#__RefHeading__2011_954442987" text:style-name="Index_20_Link" text:visited-style-name="Index_20_Link">3.2 <text:s/>Preseed<text:tab/>18</text:a></text:p>
          <text:p text:style-name="P151"><text:a xlink:type="simple" xlink:href="#__RefHeading__2569_1010812929" text:style-name="Index_20_Link" text:visited-style-name="Index_20_Link">4. Búsqueda en diferentes repositorios<text:tab/>19</text:a></text:p>
          <text:p text:style-name="P152"><text:a xlink:type="simple" xlink:href="#__RefHeading__2255_1376798674" text:style-name="Index_20_Link" text:visited-style-name="Index_20_Link">4.1 <text:s/>Estructura de pool<text:tab/>19</text:a></text:p>
          <text:p text:style-name="P152"><text:a xlink:type="simple" xlink:href="#__RefHeading__2257_1376798674" text:style-name="Index_20_Link" text:visited-style-name="Index_20_Link">4.2 <text:s/>Comando apt-cache show<text:tab/>20</text:a></text:p>
          <text:p text:style-name="P152"><text:a xlink:type="simple" xlink:href="#__RefHeading__2277_1376798674" text:style-name="Index_20_Link" text:visited-style-name="Index_20_Link">4.3 <text:s/>packages.ubuntu.com<text:tab/>20</text:a></text:p>
          <text:p text:style-name="P152"><text:a xlink:type="simple" xlink:href="#__RefHeading__2259_1376798674" text:style-name="Index_20_Link" text:visited-style-name="Index_20_Link">4.4 <text:s/>Launchpad<text:tab/>21</text:a></text:p>
          <text:p text:style-name="P152"><text:a xlink:type="simple" xlink:href="#__RefHeading__2261_1376798674" text:style-name="Index_20_Link" text:visited-style-name="Index_20_Link">4.5 <text:s/>PPAs<text:tab/>22</text:a></text:p>
          <text:p text:style-name="P152"><text:a xlink:type="simple" xlink:href="#__RefHeading__2279_1376798674" text:style-name="Index_20_Link" text:visited-style-name="Index_20_Link">4.6 <text:s/>Otras direcciones de interés<text:tab/>23</text:a></text:p>
        </text:index-body>
      </text:table-of-content>
      <text:p text:style-name="P67"/>
      <text:h text:style-name="P135" text:outline-level="1"><text:bookmark-start text:name="__RefHeading__1975_954442987"/>1 Sistema de paquetes en Debian/Ubuntu<text:bookmark-end text:name="__RefHeading__1975_954442987"/></text:h>
      <text:h text:style-name="P136"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6"><text:bookmark-start text:name="__RefHeading__6550_1792442227"/>Paquetes fuente<text:bookmark-end text:name="__RefHeading__6550_1792442227"/></text:p>
      <text:p text:style-name="P61"><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1">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9"/>
      <text:p text:style-name="P59">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9"/>
      <text:p text:style-name="P70"><text:bookmark-start text:name="__RefHeading__6552_1792442227"/><text:soft-page-break/>Paquetes binarios<text:bookmark-end text:name="__RefHeading__6552_1792442227"/></text:p>
      <text:p text:style-name="P59"><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3">En general un paquete binario contiene:</text:p>
      <text:list xml:id="list567352330" text:style-name="L2">
        <text:list-item text:start-value="1">
          <text:p text:style-name="P127">Los ficheros necesarios para utilizar el programa (ejecutables, ficheros de configuración y datos). Todos estos son obtenidos a partir del código fuente facilitado por el autor del programa.</text:p>
        </text:list-item>
        <text:list-item>
          <text:p text:style-name="P127">Los scripts necesarios para hacer la instalación, desinstalación y actualización del paquete de la forma más limpia posible.</text:p>
        </text:list-item>
        <text:list-item>
          <text:p text:style-name="P129">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9">Un paquete Debian contiene tres archivos (como se puede ver con la ejecución del programa <text:span text:style-name="Source_20_Text">ar</text:span>)</text:p>
      <text:list xml:id="list1257158040" text:style-name="L3">
        <text:list-item>
          <text:p text:style-name="P9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p text:style-name="P13"/>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
      <text:p text:style-name="P59">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9"/>
      <text:p text:style-name="P59">Entre los metadatos de cada paquete, encontramos también un número de versión, lo que permite detectar fácilmente la necesidad de actualizaciones y la presencia de nuevas versiones.</text:p>
      <text:p text:style-name="P59"/>
      <text:p text:style-name="P59">Además un paquete Debian puede desinstalarse con un sólo comando, sin dejar rastros y pudiendo también especificar que acciones adicionales se deben efectuar antes y después del proceso de eliminación de ficheros.</text:p>
      <text:p text:style-name="P59"/>
      <text:p text:style-name="P59">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9"/>
      <text:p text:style-name="P59">Perdemos todas estas ventajas cuando instalamos aplicaciones no empaquetadas directamente desde un “tar.gz”.</text:p>
      <text:p text:style-name="P59"/>
      <text:p text:style-name="P24"/>
      <text:h text:style-name="P138" text:outline-level="2" text:is-list-header="true"><text:bookmark-start text:name="__RefHeading__2125_1792442227"/>1.2 Nombre y versión de los paquetes<text:bookmark-end text:name="__RefHeading__2125_1792442227"/></text:h>
      <text:p text:style-name="P68">En Debian todo el software viene en paquetes. Algunas reglas sobre los paquetes: </text:p>
      <text:list xml:id="list1444573776" text:style-name="L4">
        <text:list-item>
          <text:p text:style-name="P94">Los paquetes tienen un nombre y una versión. </text:p>
        </text:list-item>
        <text:list-item>
          <text:p text:style-name="P94">No se puede tener instalados dos paquetes con el mismo nombre y diferente versión, una versión de un mismo paquete reemplaza a otra. </text:p>
        </text:list-item>
        <text:list-item>
          <text:p text:style-name="P94">Cada archivo puede pertenecer a lo sumo a un paquete, nunca a más. </text:p>
        </text:list-item>
        <text:list-item>
          <text:p text:style-name="P96">Un paquete tiene referencias a otros: puede depender de, recomendar o sugerir otros paquetes. </text:p>
        </text:list-item>
      </text:list>
      <text:p text:style-name="P77"/>
      <text:p text:style-name="P77"/>
      <text:h text:style-name="P139" text:outline-level="2" text:is-list-header="true"><text:bookmark-start text:name="__RefHeading__6557_1792442227"/>1.3 Operaciones y estados de paquetes<text:bookmark-end text:name="__RefHeading__6557_1792442227"/></text:h>
      <text:p text:style-name="P65">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5">El primer y el último estado son obvios, el paquete está o no está. </text:p>
      <text:p text:style-name="P65">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5"/>
      <text:p text:style-name="P65"/>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2"><text:span text:style-name="Strong_20_Emphasis"><text:span text:style-name="T29">build-essential</text:span></text:span><text:span text:style-name="T29">: depende del compilador gcc, g++ y otras herramientas de desarrollo como make. </text:span></text:p>
        </text:list-item>
        <text:list-item>
          <text:p text:style-name="P82"><text:span text:style-name="Strong_20_Emphasis"><text:span text:style-name="T50">gnome-devel</text:span></text:span><text:span text:style-name="T50">: depende de todas las librerías de desarrollo de gnome y además de anjuta (el IDE de Gnome).</text:span></text:p>
        </text:list-item>
        <text:list-item>
          <text:p text:style-name="P8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4"><text:span text:style-name="Strong_20_Emphasis"><text:span text:style-name="T50">kde-devel</text:span></text:span><text:span text:style-name="T50">: lo mismo que el anterior, pero para KDE. </text:span></text:p>
        </text:list-item>
      </text:list>
      <text:list xml:id="list1988585581" text:style-name="L7">
        <text:list-item>
          <text:p text:style-name="P85"><text:span text:style-name="Strong_20_Emphasis"><text:span text:style-name="T50">xorg-dev</text:span></text:span><text:span text:style-name="T50">: contiene tolas las librerias de desarrollo para X.org, muy util para compilar los drivers de nVIDIA.</text:span></text:p>
        </text:list-item>
      </text:list>
      <text:p text:style-name="P23"/>
      <text:p text:style-name="P23"/>
      <text:h text:style-name="P141"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41" text:outline-level="4"><text:bookmark-start text:name="__RefHeading__2123_1792442227"/>1.4.3 Paquetes transicionales o dummy<text:bookmark-end text:name="__RefHeading__2123_1792442227"/></text:h>
      <text:list xml:id="list954386773" text:style-name="L8">
        <text:list-header>
          <text:p text:style-name="P97">Son los paquetes que solo se instalan para facilitar transición entre versiones.</text:p>
        </text:list-header>
      </text:list>
      <text:p text:style-name="P64"><text:soft-page-break/>Mediante el comando <text:s/>“<text:span text:style-name="T23">dpkg -l </text:span><text:span text:style-name="T24">| </text:span><text:span text:style-name="T23">grep -i transitional</text:span>” podemos ver los paquetes transicionales que tenemos instalados en nuestro sistema.</text:p>
      <text:p text:style-name="P64">Observa por ejemplo el resultado de la ejecución de:</text:p>
      <text:p text:style-name="P155"><text:s/><text:tab/>$ <text:span text:style-name="T25">apt-cache show dhcp3-server</text:span></text:p>
      <text:p text:style-name="P66"/>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376359532" text:style-name="L9">
        <text:list-item>
          <text:p text:style-name="P113">Línea de comandos o CLI :</text:p>
        </text:list-item>
      </text:list>
      <text:list xml:id="list1430558903" text:style-name="L10">
        <text:list-header>
          <text:p text:style-name="P116"><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6"><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7"><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9"><text:tab/><text:tab/><text:tab/>$ apt-get moo</text:p>
      <text:p text:style-name="P81"><text:span text:style-name="Source_20_Text"><text:span text:style-name="T57"><text:s text:c="11"/>(__) </text:span></text:span></text:p>
      <text:p text:style-name="P80"><text:span text:style-name="Source_20_Text"><text:span text:style-name="T57"><text:s text:c="9"/>(oo) </text:span></text:span></text:p>
      <text:p text:style-name="P80"><text:span text:style-name="Source_20_Text"><text:span text:style-name="T57"><text:s text:c="3"/>/------\/ </text:span></text:span></text:p>
      <text:p text:style-name="P80"><text:span text:style-name="Source_20_Text"><text:span text:style-name="T57"><text:s text:c="2"/>/ | <text:s text:c="3"/>|| <text:s text:c="2"/></text:span></text:span></text:p>
      <text:p text:style-name="P80"><text:span text:style-name="Source_20_Text"><text:span text:style-name="T57"><text:s/>* <text:s/>/\---/\ </text:span></text:span></text:p>
      <text:p text:style-name="P80"><text:span text:style-name="Source_20_Text"><text:span text:style-name="T57"><text:s text:c="4"/>~~ <text:s text:c="2"/>~~ <text:s text:c="2"/></text:span></text:span></text:p>
      <text:p text:style-name="P80"><text:span text:style-name="Source_20_Text"><text:span text:style-name="T57">...."Have you mooed today?"... </text:span></text:span></text:p>
      <text:p text:style-name="P79"><text:tab/><text:tab/><text:tab/>$ aptitude moo</text:p>
      <text:p text:style-name="P75"><text:span text:style-name="T52"><text:tab/><text:tab/><text:tab/></text:span><text:span text:style-name="Source_20_Text"><text:span text:style-name="T52">No hay ningún huevo de pascua en este programa.</text:span></text:span></text:p>
      <text:p text:style-name="P62"><text:tab/><text:tab/><text:tab/></text:p>
      <text:list xml:id="list1965644152" text:continue-numbering="true" text:style-name="L10">
        <text:list-header>
          <text:p text:style-name="P114"/>
        </text:list-header>
      </text:list>
      <text:list xml:id="list1239273009" text:continue-list="list1376359532" text:style-name="L9">
        <text:list-item>
          <text:p text:style-name="P113">GUI:</text:p>
        </text:list-item>
      </text:list>
      <text:list xml:id="list572605304" text:continue-list="list1965644152" text:style-name="L10">
        <text:list-item>
          <text:p text:style-name="P116"><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6"><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6"><text:span text:style-name="T41">update-manager : </text:span>El update-manager es una aplicación que ayuda a los usuarios a mantener su sistema actualizado, notificandole cuando encuentra actualizaciones disponibles</text:p>
        </text:list-item>
        <text:list-item>
          <text:p text:style-name="P116"><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7" text:outline-level="2" text:is-list-header="true"><text:bookmark-start text:name="__RefHeading__2127_1792442227"/>2.1 dpkg<text:bookmark-end text:name="__RefHeading__2127_1792442227"/></text:h>
      <text:p text:style-name="P69"><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8"/>
      <text:p text:style-name="P55"><text:tab/><text:tab/>$ sudo dpkg -i paquete_version.deb</text:p>
      <text:p text:style-name="P30"/>
      <text:p text:style-name="P33"><text:span text:style-name="T1">Otros usos del comando </text:span><text:span text:style-name="T4">dpkg</text:span><text:span text:style-name="T1">:</text:span></text:p>
      <text:p text:style-name="P31">Consultas</text:p>
      <table:table table:name="Table1" table:style-name="Table1">
        <table:table-column table:style-name="Table1.A"/>
        <table:table-column table:style-name="Table1.B"/>
        <table:table-row>
          <table:table-cell table:style-name="Table1.A1" office:value-type="string">
            <text:p text:style-name="P34">dpkg <text:s/>-l</text:p>
          </table:table-cell>
          <table:table-cell table:style-name="Table1.A1" office:value-type="string">
            <text:p text:style-name="P53">lista los paquetes instalados y sus versiones.(este comando combinado con grep es de gran utilidad)</text:p>
          </table:table-cell>
        </table:table-row>
        <table:table-row>
          <table:table-cell table:style-name="Table1.A1" office:value-type="string">
            <text:p text:style-name="P36"><text:span text:style-name="T1">dpkg <text:s/>-s </text:span><text:span text:style-name="T2">paquete</text:span></text:p>
          </table:table-cell>
          <table:table-cell table:style-name="Table1.A1" office:value-type="string">
            <text:p text:style-name="P50">muestra ver el estado de un paquete, información sobre la versión, campos de descripción</text:p>
          </table:table-cell>
        </table:table-row>
        <table:table-row>
          <table:table-cell table:style-name="Table1.A1" office:value-type="string">
            <text:p text:style-name="P36"><text:span text:style-name="T1">dpkg <text:s/>-L </text:span><text:span text:style-name="T2">paquete</text:span></text:p>
          </table:table-cell>
          <table:table-cell table:style-name="Table1.A1" office:value-type="string">
            <text:p text:style-name="P52">Permite ver los archivos pertenecientes a un paquete</text:p>
          </table:table-cell>
        </table:table-row>
        <table:table-row>
          <table:table-cell table:style-name="Table1.A1" office:value-type="string">
            <text:p text:style-name="P37"><text:span text:style-name="T1">dpkg -S </text:span><text:span text:style-name="T2">fichero</text:span></text:p>
          </table:table-cell>
          <table:table-cell table:style-name="Table1.A1" office:value-type="string">
            <text:p text:style-name="P52">Permite saber a qué paquete pertenece un determinado fichero.</text:p>
            <text:p text:style-name="P52">P.e: <text:s text:c="4"/>dpkg -S /usr/bin/vim.gnome</text:p>
          </table:table-cell>
        </table:table-row>
        <table:table-row>
          <table:table-cell table:style-name="Table1.A1" office:value-type="string">
            <text:p text:style-name="P35">dpkg –get-selections<text:tab/>paquete</text:p>
          </table:table-cell>
          <table:table-cell table:style-name="Table1.A1" office:value-type="string">
            <text:p text:style-name="P50">permite obtener un listado de todos los paquetes instalados</text:p>
          </table:table-cell>
        </table:table-row>
        <table:table-row table:style-name="Table1.6">
          <table:table-cell table:style-name="Table1.A1" office:value-type="string">
            <text:p text:style-name="P25">dpkg -c paquete-no-instalado.deb</text:p>
            <text:p text:style-name="P56"/>
          </table:table-cell>
          <table:table-cell table:style-name="Table1.B6" office:value-type="string">
            <text:p text:style-name="P51">listado de los componentes que provee un paquete antes de ser instalado</text:p>
          </table:table-cell>
        </table:table-row>
        <table:table-row>
          <table:table-cell table:style-name="Table1.A1" office:value-type="string">
            <text:p text:style-name="P26">dpkg -S /elemento/en/sistema</text:p>
            <text:p text:style-name="P56"/>
          </table:table-cell>
          <table:table-cell table:style-name="Table1.A1" office:value-type="string">
            <text:p text:style-name="P51">saber a que paquete pertenece un fichero u otro componente instalado en el sistema</text:p>
          </table:table-cell>
        </table:table-row>
        <table:table-row>
          <table:table-cell table:style-name="Table1.A1" office:value-type="string">
            <text:p text:style-name="P26">dpkg --compare-versions ver1 op <text:soft-page-break/>ver2 </text:p>
          </table:table-cell>
          <table:table-cell table:style-name="Table1.A1" office:value-type="string">
            <text:p text:style-name="P49"><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2">Devuelve <text:s/>éxito <text:s/>(cero) <text:s/>si la condición especificada se cumple, y fallo (resultado distinto de cero) si <text:s/>no. <text:s/></text:p>
            <text:p text:style-name="P49"><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2"/>
          </table:table-cell>
        </table:table-row>
      </table:table>
      <text:p text:style-name="P38"/>
      <text:p text:style-name="P32"><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5">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5">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5">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6">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8">Vuelve a configurar un paquete ya instalado (si utiliza debconf)</text:p>
            <text:p text:style-name="P46"/>
          </table:table-cell>
        </table:table-row>
      </table:table>
      <text:p text:style-name="P37"/>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2">Desinstala un paquete sin borrar los archivos de configuración.</text:p>
          </table:table-cell>
        </table:table-row>
        <table:table-row table:style-name="Table3.1">
          <table:table-cell table:style-name="Table3.A1" office:value-type="string">
            <text:p text:style-name="P37"><text:span text:style-name="T1">dpkg [-P|-purge] <text:s/></text:span><text:span text:style-name="T2">paquete</text:span></text:p>
          </table:table-cell>
          <table:table-cell table:style-name="Table3.A1" office:value-type="string">
            <text:p text:style-name="P50">Elimina un paquete y sus ficheros de configuración.</text:p>
          </table:table-cell>
        </table:table-row>
      </table:table>
      <text:p text:style-name="P32"/>
      <text:p text:style-name="P33"><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0"/>
      <text:p text:style-name="P55"><text:tab/><text:tab/>$ sudo aptitude -f install</text:p>
      <text:p text:style-name="P41"><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5"><text:span text:style-name="T40">apt-get update</text:span> Esta opcion actualiza la lista de paquetes de los mirrors que hay en /etc/apt/sources.list, de esta forma se determina si han habido actualizaciones de paquetes.</text:p>
        </text:list-item>
        <text:list-item>
          <text:p text:style-name="P14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5"><text:span text:style-name="T40">apt-get install</text:span><text:span text:style-name="T43">. D</text:span>escarga e instala paquetes. </text:p>
        </text:list-item>
        <text:list-item>
          <text:p text:style-name="P145"><text:span text:style-name="T40">apt-get remove</text:span>. Elimina paquetes, pero no su configuración. </text:p>
        </text:list-item>
        <text:list-item>
          <text:p text:style-name="P145"><text:span text:style-name="T40">apt-get autoremove</text:span>. Borra un paquete y todas sus dependencias.</text:p>
        </text:list-item>
        <text:list-item>
          <text:p text:style-name="P145"><text:span text:style-name="T40">apt-get purge</text:span>. Elimina paquetes, junto con todas sus configuraciones.</text:p>
        </text:list-item>
        <text:list-item>
          <text:p text:style-name="P145"><text:span text:style-name="T40">apt-get source</text:span>. Descarga el codigo fuente de un paquete.</text:p>
        </text:list-item>
        <text:list-item>
          <text:p text:style-name="P145"><text:soft-page-break/><text:span text:style-name="T40">apt-get clean</text:span>. Borra archivos temporales de apt-get (paquetes descargados).</text:p>
        </text:list-item>
        <text:list-item>
          <text:p text:style-name="P145"><text:span text:style-name="T40">apt-get check</text:span>. Comprueba que no haya dependencias incumplidas.</text:p>
        </text:list-item>
        <text:list-item>
          <text:p text:style-name="P145"><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1931892480" text:continue-list="list1452397474" text:style-name="L11">
        <text:list-item text:start-value="1">
          <text:p text:style-name="P146"><text:span text:style-name="T40">apt-cache search </text:span><text:span text:style-name="T47">patrón</text:span>: Busca coincidencias en los nombres y descripciones de paquetes conocidos</text:p>
        </text:list-item>
        <text:list-item>
          <text:p text:style-name="P146"><text:span text:style-name="T40">apt-cache show </text:span><text:span text:style-name="T47">paquete</text:span>: Muestra la informacion sobre un paquete</text:p>
        </text:list-item>
        <text:list-item>
          <text:p text:style-name="P146"><text:span text:style-name="T40">apt-cache showsrc</text:span>: Muestra informacion sobre un paquete fuente</text:p>
        </text:list-item>
        <text:list-item>
          <text:p text:style-name="P14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6"><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470638697" text:continue-list="list1931892480" text:style-name="L11">
        <text:list-item text:start-value="1">
          <text:p text:style-name="P149"><text:span text:style-name="T41">apt-file search filename:</text:span> muestra a qué paquete pertenece un determinado archivo. Similar a dpkg -S pero tambien muestra paquetes sin instalar que contengan ese archivo.</text:p>
        </text:list-item>
        <text:list-item>
          <text:p text:style-name="P149"><text:span text:style-name="T41">apt-file <text:s/>list paquete:</text:span> lista en contenido de un paquete. <text:s/>Similar a dpkg -L pero también muestra el contenido de paquetes sin instalar</text:p>
          <text:p text:style-name="P149"/>
        </text:list-item>
      </text:list>
      <text:h text:style-name="Heading_20_2" text:outline-level="2" text:is-list-header="true"><text:bookmark-start text:name="__RefHeading__2131_1792442227"/>2.3 aptitude<text:bookmark-end text:name="__RefHeading__2131_1792442227"/></text:h>
      <text:list xml:id="list1910157795" text:continue-list="list470638697" text:style-name="L11">
        <text:list-item text:start-value="1">
          <text:p text:style-name="P147"><text:span text:style-name="T41">aptitude</text:span>: Al ejecutarlo sin argumentos muestra una interfaz para buscar, navegar, instalar, actualizar y realizar otras tareas de administración de paquetes. </text:p>
        </text:list-item>
        <text:list-item>
          <text:p text:style-name="P146"><text:span text:style-name="T41">aptitude update</text:span>: Actualiza las listas de paquetes locales. </text:p>
        </text:list-item>
        <text:list-item>
          <text:p text:style-name="P14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9"><text:span text:style-name="T41">aptitude install</text:span>: Instala los paquetes, junto con las dependencias necesarias. </text:p>
        </text:list-item>
        <text:list-item>
          <text:p text:style-name="P146"><text:span text:style-name="T41">aptitude remove</text:span>: Elimina paquetes junto con las dependencias que queden huérfanas. </text:p>
        </text:list-item>
        <text:list-item>
          <text:p text:style-name="P146"><text:span text:style-name="T41">aptitude purge</text:span>: Elimina paquetes y dependencias huérfanas junto con los ficheros de configuración. </text:p>
        </text:list-item>
        <text:list-item>
          <text:p text:style-name="P146"><text:span text:style-name="T41">aptitude search</text:span>: Busca paquetes en las listas de paquetes locales de apt. </text:p>
        </text:list-item>
        <text:list-item>
          <text:p text:style-name="P146"><text:span text:style-name="T41">aptitude clean</text:span>: Elimina los ficheros temporales descargados para instalar software. </text:p>
        </text:list-item>
        <text:list-item>
          <text:p text:style-name="P146"><text:span text:style-name="T41">aptitude dist-upgrade</text:span>: Actualiza paquetes, incluso si eso significa que debe desinstalar otros. </text:p>
        </text:list-item>
        <text:list-item>
          <text:p text:style-name="P146"><text:span text:style-name="T41">aptitude show</text:span>: Muestra detalles acerca del paquete nombrado. </text:p>
        </text:list-item>
        <text:list-item>
          <text:p text:style-name="P146"><text:span text:style-name="T41">aptitude autoclean</text:span>: Elimina los paquetes deb obsoletos. </text:p>
        </text:list-item>
        <text:list-item>
          <text:p text:style-name="P146"><text:span text:style-name="T41">aptitude hold</text:span>: Fuerza a que un paquete permanezca en su versión actual, y no se actualice. </text:p>
          <text:p text:style-name="P148"/>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3"><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3">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6">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8"><text:span text:style-name="T45">deb</text:span> (binarios)</text:p>
                        </text:list-item>
                        <text:list-item>
                          <text:p text:style-name="P99"><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695255481" text:continue-list="list348073092" text:style-name="L12">
        <text:list-item>
          <text:p text:style-name="P86">El <text:span text:style-name="T41">URI</text:span> o servidor de internet que contienen los pool de la distribución, puediendo soportar diferentes protocolos.</text:p>
        </text:list-item>
      </text:list>
      <text:list xml:id="list157462781" text:continue-list="list1566475577" text:style-name="L13">
        <text:list-item>
          <text:list>
            <text:list-item>
              <text:list>
                <text:list-item>
                  <text:list>
                    <text:list-item>
                      <text:list>
                        <text:list-item text:start-value="1">
                          <text:p text:style-name="P100"><text:span text:style-name="Strong_20_Emphasis"><text:span text:style-name="T30">file: </text:span></text:span><text:span text:style-name="T31">indica que el repositorio es un directorio local</text:span><text:span text:style-name="T29">.</text:span></text:p>
                        </text:list-item>
                        <text:list-item>
                          <text:p text:style-name="P100"><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0"><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1"><text:span text:style-name="T41">ftp: </text:span>especifica un servidor FTP como pool remoto. </text:p>
                        </text:list-item>
                        <text:list-item>
                          <text:p text:style-name="P100"><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2033634796" text:continue-list="list695255481" text:style-name="L12">
        <text:list-item>
          <text:p text:style-name="P8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555586973" text:continue-list="list157462781" text:style-name="L13">
        <text:list-item>
          <text:list>
            <text:list-item>
              <text:list>
                <text:list-item>
                  <text:list>
                    <text:list-item>
                      <text:list>
                        <text:list-item text:start-value="1">
                          <text:p text:style-name="P102">precise: contiene las versiones de los paquetes correspondientes a la fecha de la liberación de la distribución </text:p>
                        </text:list-item>
                        <text:list-item text:start-value="1">
                          <text:p text:style-name="P102"><text:span text:style-name="T42">precise</text:span>-security: contiene las actualizaciones de seguridad</text:p>
                        </text:list-item>
                        <text:list-item>
                          <text:p text:style-name="P102"><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3"/>
        </text:list-header>
      </text:list>
      <text:p text:style-name="P72"><text:bookmark text:name=":111"/>Disponemos tambien de dos distribuciones más que contienen versiones no oficialmente soportadas. Se trata de “proposed” y “backports”. En el ejemplo anterior, para precise tendríamos:</text:p>
      <text:list xml:id="list652398384" text:continue-list="list1555586973" text:style-name="L13">
        <text:list-item>
          <text:list>
            <text:list-item>
              <text:list>
                <text:list-item>
                  <text:list>
                    <text:list-item>
                      <text:list>
                        <text:list-item>
                          <text:p text:style-name="P102">precise-proposed</text:p>
                        </text:list-item>
                        <text:list-item>
                          <text:p text:style-name="P102">precise-backports</text:p>
                          <text:p text:style-name="P102"><text:soft-page-break/></text:p>
                        </text:list-item>
                      </text:list>
                    </text:list-item>
                  </text:list>
                </text:list-item>
              </text:list>
            </text:list-item>
          </text:list>
        </text:list-item>
      </text:list>
      <text:p text:style-name="P72"><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2"/>
      <text:list xml:id="list303523423" text:continue-list="list2033634796" text:style-name="L12">
        <text:list-item>
          <text:p text:style-name="P104">Las <text:span text:style-name="T41">secciones en las que se divide cada rama</text:span>. Estas secciones varían entre Ubuntu y Debian.</text:p>
        </text:list-item>
      </text:list>
      <text:p text:style-name="P74">Ubuntu:</text:p>
      <text:list xml:id="list1642285129" text:continue-list="list652398384" text:style-name="L13">
        <text:list-item>
          <text:list>
            <text:list-item>
              <text:list>
                <text:list-item>
                  <text:list>
                    <text:list-item>
                      <text:list>
                        <text:list-item text:start-value="1">
                          <text:p text:style-name="P102"><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2"><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2"><text:span text:style-name="T40">universe</text:span>: (Ubuntu) <text:s/>programas mantenidos por la comunidad. Normalmente están sacados directamente de Debian y no están asignados a ninún desarrollador de Ubuntu.</text:p>
                        </text:list-item>
                        <text:list-item>
                          <text:p text:style-name="P102"><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3"><text:span text:style-name="T32">Debian:</text:span><text:tab/></text:p>
      <text:list xml:id="list653285376" text:continue-numbering="true" text:style-name="L13">
        <text:list-item>
          <text:list>
            <text:list-item>
              <text:list>
                <text:list-item>
                  <text:list>
                    <text:list-item>
                      <text:list>
                        <text:list-item>
                          <text:p text:style-name="P100"><text:span text:style-name="T41">main</text:span><text:span text:style-name="T44">: con el mismo significado que en Ubuntu</text:span></text:p>
                        </text:list-item>
                        <text:list-item>
                          <text:p text:style-name="P102"><text:span text:style-name="T41">contrib:</text:span> se puede encontrar software libre, pero depende de alguna forma de un paquete que no es totalmente libre.</text:p>
                        </text:list-item>
                        <text:list-item>
                          <text:p text:style-name="P100"><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467043664" text:continue-list="list303523423" text:style-name="L12">
        <text:list-header>
          <text:p text:style-name="P130"/>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7">deb|deb-src : indica si se trata de un repositorio de paquetes binarios o fuente</text:p>
        </text:list-item>
        <text:list-item>
          <text:p text:style-name="P117">uri: identifica la ubicación y el protocolo de acceso al repositorio. Se soportan diversos protocolos (http, file, ftp, ssh, cdrom)</text:p>
        </text:list-item>
        <text:list-item>
          <text:p text:style-name="P117">distrib: distribución</text:p>
        </text:list-item>
        <text:list-item>
          <text:p text:style-name="P117">sección1, sección2: secciones</text:p>
        </text:list-item>
      </text:list>
      <text:p text:style-name="P5"/>
      <text:h text:style-name="P142"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3"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8">precise</text:p>
        </text:list-item>
        <text:list-item>
          <text:p text:style-name="P118">precise-updates</text:p>
        </text:list-item>
        <text:list-item>
          <text:p text:style-name="P118">precise-security</text:p>
        </text:list-item>
      </text:list>
      <text:p text:style-name="Standard">Y otras dos distribuciones <text:span text:style-name="T41">sin soporte oficial</text:span>:</text:p>
      <text:list xml:id="list763783823" text:style-name="L17">
        <text:list-item>
          <text:p text:style-name="P119">precise-backports</text:p>
        </text:list-item>
        <text:list-item>
          <text:p text:style-name="P119">precise-proposed</text:p>
        </text:list-item>
      </text:list>
      <text:p text:style-name="P8"/>
      <text:p text:style-name="P9">Repositiorios de terceros (partner y extras)</text:p>
      <text:p text:style-name="Standard">Solo tienen una distribución :</text:p>
      <text:list xml:id="list1953828302" text:style-name="L18">
        <text:list-item>
          <text:p text:style-name="P120">precise</text:p>
          <text:p text:style-name="P121"/>
        </text:list-item>
      </text:list>
      <text:h text:style-name="P143"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4">main</text:p>
        </text:list-item>
        <text:list-item>
          <text:p text:style-name="P124">restricted</text:p>
        </text:list-item>
        <text:list-item>
          <text:p text:style-name="P124">universe</text:p>
        </text:list-item>
        <text:list-item>
          <text:p text:style-name="P124">multiverse</text:p>
        </text:list-item>
      </text:list>
      <text:p text:style-name="P10"/>
      <text:p text:style-name="P9">Repositorio Partner </text:p>
      <text:list xml:id="list1470370849" text:continue-numbering="true" text:style-name="L19">
        <text:list-item>
          <text:p text:style-name="P124">sólo tiene sección 'partner'</text:p>
          <text:p text:style-name="P115"/>
        </text:list-item>
      </text:list>
      <text:p text:style-name="Standard"><text:span text:style-name="T11">Respositorio Extra</text:span> </text:p>
      <text:list xml:id="list954136600" text:continue-numbering="true" text:style-name="L19">
        <text:list-item>
          <text:p text:style-name="P124">sólo tiene sección 'main'</text:p>
        </text:list-item>
      </text:list>
      <text:p text:style-name="P60"/>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7">Si no se requiere acceso al código fuente de los paquetes (por ejemplo un servidor o equipo en producción en el que no se va a desarrollara nada), podrían omitirse las líneas correspondientes a los repositorios fuente (deb-src)</text:p>
        </text:list-item>
        <text:list-item>
          <text:p text:style-name="P87">El host archive.ubuntu.com puede sustituirse por cualquier otro mirror, como los mirrors nacionales (por ejemplo, es.archive.ubuntu.com)</text:p>
        </text:list-item>
        <text:list-item>
          <text:p text:style-name="P87">Para las versiones que han dejado de estar soportadas y no tienen ya actualizaciones, en el sources.list, hay que sustituir archive.ubuntu.com por old‑releases.ubuntu.com</text:p>
          <text:p text:style-name="P88"/>
        </text:list-item>
      </text:list>
      <text:h text:style-name="Heading_20_3" text:outline-level="3"><text:bookmark-start text:name="__RefHeading__6618_1792442227"/>Archivo sources.list en aurex<text:bookmark-end text:name="__RefHeading__6618_1792442227"/></text:h>
      <text:p text:style-name="P67">Aunque no es del todo incorrecto llamarla distribución, el planteamiento de aurex es más bien el de un add-on o complemento para Ubuntu.</text:p>
      <text:p text:style-name="P67">El repositorio de aurex, no es « autocontenido », es decir, contiene sólo los paquetes que le son específicos, lo que puede ser por tres motivos :</text:p>
      <text:list xml:id="list725184437" text:style-name="L21">
        <text:list-item>
          <text:p text:style-name="P89">Paquetes creados explicitamente para aurex y que no se encuentran en ningún otro sitio (metapaquetes , « branding » y algunos desarrollos puntuales específicos)</text:p>
        </text:list-item>
        <text:list-item>
          <text:p text:style-name="P89"/>
        </text:list-item>
      </text:list>
      <text:p text:style-name="P67"><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4"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6">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1"><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9">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9">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9">Desde este punto de vista, existen varias características de debconf especialmente interesantes: priority, frontend y el preseeding</text:p>
      <text:p text:style-name="P59"/>
      <text:h text:style-name="Heading_20_2" text:outline-level="2" text:is-list-header="true"><text:bookmark-start text:name="__RefHeading__2009_954442987"/>3.1 <text:s/>Debconf priority y frontend<text:bookmark-end text:name="__RefHeading__2009_954442987"/></text:h>
      <text:p text:style-name="P59">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9">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9">Podemos ajustar tanto la prioriity como el frontend por defecto para todo el sistema ejecutando:</text:p>
      <text:p text:style-name="P78"><text:tab/>dpk-reconfigure debconf</text:p>
      <text:p text:style-name="P59">En lugar de este comando, podemos establecer también estos valores solo para la configuración de un paquete concreto, sin afectar a los valores por defecto del sistema.</text:p>
      <text:p text:style-name="P59">Esto se consigue usando las opciones --priority=&lt;VALUE&gt; y –frontend=&lt;VALUE&gt; del comando dpkg-reconfigure.</text:p>
      <text:p text:style-name="P59">Por ejemplo, podemos reconfigurar la configuración del teclado en la consola <text:s/>mediante el comando:</text:p>
      <text:p text:style-name="P78"><text:tab/>dpkg-reconfigure console-setup</text:p>
      <text:p text:style-name="P59">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9">Otra de las posibilidades de debconf para automatizar el proceso de instalación de paquetes, es la capacidad de precargar de antemano las respuestas en la base de datos.</text:p>
      <text:p text:style-name="P59">Este mecanismo se conoce como debconf preseeding, o simplemente preseed cuando nos referimos concretamente a las respuestas que queremos inyectar.</text:p>
      <text:p text:style-name="P59">Para curiosear y extraer respuestas de la base de datos de debconf podemos usar la utilidad debconf-get-selections y <text:s/>paquete debconf-utils.</text:p>
      <text:p text:style-name="P59">Por ejemplo, para seguir con el mismo paquete que en el ejemplo anterior:</text:p>
      <text:p text:style-name="P78"><text:tab/>debconf-get-selections |grep console-setup</text:p>
      <text:p text:style-name="P59">nos muestra las respuestas actuales sobre la configuración del teclado, consola etc .</text:p>
      <text:p text:style-name="P59">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9">Para introducir un fichero de preseed disponemos del comando debconf-set-selections del propio paquete debconf.</text:p>
      <text:p text:style-name="P13"/>
      <text:p text:style-name="P13"><text:soft-page-break/></text:p>
      <text:h text:style-name="Heading_20_1" text:outline-level="1"><text:bookmark-start text:name="__RefHeading__2569_1010812929"/>4. Búsqueda en diferentes repositorios<text:bookmark-end text:name="__RefHeading__2569_1010812929"/></text:h>
      <text:h text:style-name="P140" text:outline-level="2" text:is-list-header="true"><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0"/>
        </text:list-item>
      </text:list>
      <text:p text:style-name="P7">Ejemplos de respositorios ubicados en servidores web los podemos encontrar en:</text:p>
      <text:list xml:id="list1482322227" text:style-name="L26">
        <text:list-item>
          <text:p text:style-name="P123">http://packages.medibuntu.org/nombre_de_la_distro</text:p>
        </text:list-item>
        <text:list-item>
          <text:p text:style-name="P123">http://archive.canonical.com/ubuntu</text:p>
        </text:list-item>
        <text:list-item>
          <text:p text:style-name="P123">http://archive.ubuntu.com/ubuntu/</text:p>
        </text:list-item>
      </text:list>
      <text:p text:style-name="P44"><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h text:style-name="P140" text:outline-level="2" text:is-list-header="true"><text:bookmark-start text:name="__RefHeading__2257_1376798674"/>4.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40" text:outline-level="2" text:is-list-header="true"><text:bookmark-start text:name="__RefHeading__2277_1376798674"/>4.3 <text:s/>packages.ubuntu.com<text:bookmark-end text:name="__RefHeading__2277_1376798674"/></text:h>
      <text:p text:style-name="P61"><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1"><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7"/>
      <text:p text:style-name="Text_20_body"/>
      <text:p text:style-name="Text_20_body"/>
      <text:p text:style-name="Text_20_body"><text:soft-page-break/></text:p>
      <text:p text:style-name="Text_20_body"/>
      <text:p text:style-name="Text_20_body"/>
      <text:p text:style-name="Text_20_body"/>
      <text:p text:style-name="Text_20_body"/>
      <text:p text:style-name="P57"><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7"/>
      <text:h text:style-name="P140"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1">Divulgación y discusión de especificaciones y características técnicas de programas, funcionalidades etc (Blueprints).</text:p>
        </text:list-item>
        <text:list-item>
          <text:p text:style-name="P91">Traducción de aplicaciones</text:p>
        </text:list-item>
        <text:list-item>
          <text:p text:style-name="P91">Reporte de bugs</text:p>
        </text:list-item>
        <text:list-item>
          <text:p text:style-name="P91">Documentación, FAQs y ayuda a la comunidad de usuarios.</text:p>
        </text:list-item>
        <text:list-item>
          <text:p text:style-name="P9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4"><draw:frame draw:style-name="fr3" draw:name="gráficos4" text:anchor-type="paragraph" svg:width="14.854cm" svg:height="8.453cm" draw:z-index="26"><draw:image xlink:href="Pictures/10000000000002BC000001B2430D20F8.png" xlink:type="simple" xlink:show="embed" xlink:actuate="onLoad"/></draw:frame><text:soft-page-break/></text:p>
      <text:p text:style-name="P44">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4"/>
      <text:h text:style-name="P140" text:outline-level="2" text:is-list-header="true"><text:bookmark-start text:name="__RefHeading__2261_1376798674"/>4.5 <text:s/>PPAs<text:bookmark-end text:name="__RefHeading__2261_1376798674"/></text:h>
      <text:p text:style-name="P44"><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h text:style-name="Heading_20_2" text:outline-level="2" text:is-list-header="true"><text:bookmark-start text:name="__RefHeading__2279_1376798674"/>4.6 <text:s/>Otras direcciones de interés<text:bookmark-end text:name="__RefHeading__2279_1376798674"/></text:h>
      <text:p text:style-name="P71">Bajar los debs directamete de la web de la aplicación ofrece pocas garantias de compatibilidad con la distro, además de que normalmente se pierde a posibilidad de actualización automática, esto es, de un mantenimiento.</text:p>
      <text:p text:style-name="P71"/>
      <text:p text:style-name="P77"/>
      <text:p text:style-name="P105"><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5"><text:bookmark-start text:name="__RefHeading__2131_1807819088"/>mentors.debian.net<text:bookmark-end text:name="__RefHeading__2131_1807819088"/></text:p>
      <text:p text:style-name="P71"/>
      <text:p text:style-name="P71">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5"><text:bookmark-start text:name="__RefHeading__2283_1376798674"/>cdimage.ubuntu.com<text:bookmark-end text:name="__RefHeading__2283_1376798674"/></text:p>
      <text:p text:style-name="P11"><text:soft-page-break/></text:p>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p text:style-name="P105"><text:bookmark-start text:name="__RefHeading__2133_1807819088"/>Otras direcciones<text:bookmark-end text:name="__RefHeading__2133_1807819088"/></text:p>
      <text:p text:style-name="P58">En Debian encontramos otras urls también interesantes:</text:p>
      <text:list xml:id="list1603903156" text:style-name="L30">
        <text:list-item>
          <text:p text:style-name="P131"><text:soft-page-break/><text:span text:style-name="T1">Para la descarga y consulta de paquetes:</text:span><text:a xlink:type="simple" xlink:href="http://packages.debian.org/nombre_biario">http://packages.debian.org/nombre_biario</text:a></text:p>
        </text:list-item>
        <text:list-item>
          <text:p text:style-name="P131"><text:span text:style-name="T1">Ubicaciones de repositorios oficiales: </text:span><text:a xlink:type="simple" xlink:href="http://www.debian.org/mirror/official.es.html">http://www.debian.org/mirror/official.es.html</text:a></text:p>
        </text:list-item>
        <text:list-item>
          <text:p text:style-name="P132">Reporte de bugs: http://bugsdebian.org/nombre_de _binario</text:p>
        </text:list-item>
      </text:list>
      <text:p text:style-name="P59"/>
      <text:p text:style-name="P7"/>
      <text:p text:style-name="P54">Bibliografía:</text:p>
      <text:list xml:id="list1043467947" text:style-name="L31">
        <text:list-header>
          <text:p text:style-name="P126"><text:span text:style-name="T12"/></text:p>
        </text:list-header>
        <text:list-item>
          <text:p text:style-name="P126"><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6"><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6"><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6"><text:span text:style-name="T12">[4] Jugando con apt <text:s/>(</text:span><text:a xlink:type="simple" xlink:href="http://www.ubuntu-es.org/node/595"><text:span text:style-name="T10">http://www.ubuntu-es.org/node/595</text:span></text:a><text:span text:style-name="T12">).</text:span></text:p>
        </text:list-item>
        <text:list-item>
          <text:p text:style-name="P126"><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6"><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2"/>
      <text:p text:style-name="P17"><text:span text:style-name="T11">LICENCIA</text:span>:</text:p>
      <text:p text:style-name="P39">Curso de Desarrollo en <text:span text:style-name="T39">Aurex</text:span>.</text:p>
      <text:p text:style-name="P39"/>
      <text:p text:style-name="P40"><text:s text:c="4"/>Copyright<text:tab/><text:span text:style-name="T27">©</text:span><text:tab/>2008 Miguel Gea Milvaques</text:p>
      <text:p text:style-name="P40"><text:tab/><text:tab/><text:tab/>2008-2009 Luís Antonio García Gisbert<text:tab/><text:tab/><text:tab/></text:p>
      <text:p text:style-name="P40"><text:tab/><text:tab/><text:tab/>2009 Maria Teresa Llorca Llaser<text:tab/><text:tab/><text:tab/></text:p>
      <text:p text:style-name="P40"><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4M1S</meta:editing-duration>
    <meta:editing-cycles>63</meta:editing-cycles>
    <meta:generator>LibreOffice/3.5$Linux_X86_64 LibreOffice_project/350m1$Build-2</meta:generator>
    <dc:title>Rapport</dc:title>
    <dc:date>2013-05-28T02:49:13</dc:date>
    <meta:print-date>2013-04-23T19:43:42</meta:print-date>
    <dc:creator>sandra </dc:creator>
    <meta:document-statistic meta:table-count="4" meta:image-count="6" meta:object-count="0" meta:page-count="25" meta:paragraph-count="424" meta:word-count="6227" meta:character-count="42304" meta:non-whitespace-character-count="36243"/>
  </office:meta>
</office:document-meta>
</file>